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44000003CE7E0921824AFDA902.png" manifest:media-type="image/png"/>
  <manifest:file-entry manifest:full-path="Pictures/1000020100000744000003CEFD330B02BDD8A0B3.png" manifest:media-type="image/png"/>
  <manifest:file-entry manifest:full-path="Pictures/1000020100000744000003CE2C7C1601486E89B6.png" manifest:media-type="image/png"/>
  <manifest:file-entry manifest:full-path="Pictures/1000020100000744000003CEDB094778AE0EFBBC.png" manifest:media-type="image/png"/>
  <manifest:file-entry manifest:full-path="Pictures/1000020100000744000003CE80C08CBC1DE1A21D.png" manifest:media-type="image/png"/>
  <manifest:file-entry manifest:full-path="Pictures/10000201000002230000019DDCB6A887A1D1DCAE.png" manifest:media-type="image/png"/>
  <manifest:file-entry manifest:full-path="Pictures/1000020100000744000003CEDF60838BE54AFDCB.png" manifest:media-type="image/png"/>
  <manifest:file-entry manifest:full-path="Pictures/10000201000002230000019D10631E85A043154E.png" manifest:media-type="image/png"/>
  <manifest:file-entry manifest:full-path="Pictures/10000201000002230000019D34F44F27DE2C8168.png" manifest:media-type="image/png"/>
  <manifest:file-entry manifest:full-path="Pictures/10000201000002280000019D215AD2568A96F448.png" manifest:media-type="image/png"/>
  <manifest:file-entry manifest:full-path="Pictures/10000201000002320000019DB815CF50955F1E4A.png" manifest:media-type="image/png"/>
  <manifest:file-entry manifest:full-path="Pictures/100002010000022D0000019D10105B38CB7E298D.png" manifest:media-type="image/png"/>
  <manifest:file-entry manifest:full-path="Pictures/10000201000002280000019DCCDF6EF75A677E55.png" manifest:media-type="image/png"/>
  <manifest:file-entry manifest:full-path="Pictures/10000201000002230000019D7D3BD0B08A114406.png" manifest:media-type="image/png"/>
  <manifest:file-entry manifest:full-path="Pictures/1000020100000744000003CE34D428A582F0F1BA.png" manifest:media-type="image/png"/>
  <manifest:file-entry manifest:full-path="Pictures/10000201000002230000019D7440DF6CB6561677.png" manifest:media-type="image/png"/>
  <manifest:file-entry manifest:full-path="Pictures/1000020100000744000003CED4F6ABB328366E1D.png" manifest:media-type="image/png"/>
  <manifest:file-entry manifest:full-path="Pictures/1000020100000744000003CE448C674BB44B75C5.png" manifest:media-type="image/png"/>
  <manifest:file-entry manifest:full-path="Pictures/10000201000002230000019DBDED21C93890644B.png" manifest:media-type="image/png"/>
  <manifest:file-entry manifest:full-path="Pictures/1000020100000744000003CE123FBD9CDD9C649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62cm, 4.597cm, 1.502cm, 4.402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62cm, 4.469cm, 1.502cm, 4.402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62cm, 4.469cm, 1.502cm, 4.788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62cm, 4.34cm, 1.373cm, 4.402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62cm, 4.597cm, 1.502cm, 4.531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891cm, 4.597cm, 1.502cm, 4.402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633cm, 4.597cm, 1.502cm, 4.402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62cm, 4.597cm, 1.631cm, 4.531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62cm, 4.34cm, 1.631cm, 4.402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71.119cm" svg:height="25.399cm" svg:x="0cm" svg:y="0cm" svg:viewBox="0 0 71120 25400" draw:points="0,0 71120,0 71120,25400 0,25400">
          <text:p/>
        </draw:polygon>
        <draw:frame draw:style-name="gr2" draw:text-style-name="P2" draw:layer="layout" svg:width="13.891cm" svg:height="10.488cm" svg:x="1.078cm" svg:y="1.178cm">
          <draw:image xlink:href="Pictures/10000201000002230000019DDCB6A887A1D1DCAE.png" xlink:type="simple" xlink:show="embed" xlink:actuate="onLoad" loext:mime-type="image/png">
            <text:p/>
          </draw:image>
        </draw:frame>
        <draw:frame draw:style-name="gr2" draw:text-style-name="P2" draw:layer="layout" svg:width="13.891cm" svg:height="10.488cm" svg:x="14.921cm" svg:y="1.178cm">
          <draw:image xlink:href="Pictures/10000201000002230000019D34F44F27DE2C8168.png" xlink:type="simple" xlink:show="embed" xlink:actuate="onLoad" loext:mime-type="image/png">
            <text:p/>
          </draw:image>
        </draw:frame>
        <draw:frame draw:style-name="gr2" draw:text-style-name="P2" draw:layer="layout" svg:width="13.891cm" svg:height="10.488cm" svg:x="28.686cm" svg:y="1.253cm">
          <draw:image xlink:href="Pictures/10000201000002230000019D10631E85A043154E.png" xlink:type="simple" xlink:show="embed" xlink:actuate="onLoad" loext:mime-type="image/png">
            <text:p/>
          </draw:image>
        </draw:frame>
        <draw:frame draw:style-name="gr2" draw:text-style-name="P2" draw:layer="layout" svg:width="13.891cm" svg:height="10.488cm" svg:x="42.91cm" svg:y="1.178cm">
          <draw:image xlink:href="Pictures/10000201000002230000019DBDED21C93890644B.png" xlink:type="simple" xlink:show="embed" xlink:actuate="onLoad" loext:mime-type="image/png">
            <text:p/>
          </draw:image>
        </draw:frame>
        <draw:frame draw:style-name="gr2" draw:text-style-name="P2" draw:layer="layout" svg:width="14.018cm" svg:height="10.488cm" svg:x="56.88cm" svg:y="1.38cm">
          <draw:image xlink:href="Pictures/10000201000002280000019D215AD2568A96F448.png" xlink:type="simple" xlink:show="embed" xlink:actuate="onLoad" loext:mime-type="image/png">
            <text:p/>
          </draw:image>
        </draw:frame>
        <draw:frame draw:style-name="gr2" draw:text-style-name="P2" draw:layer="layout" svg:width="14.145cm" svg:height="10.488cm" svg:x="1.078cm" svg:y="12.048cm">
          <draw:image xlink:href="Pictures/100002010000022D0000019D10105B38CB7E298D.png" xlink:type="simple" xlink:show="embed" xlink:actuate="onLoad" loext:mime-type="image/png">
            <text:p/>
          </draw:image>
        </draw:frame>
        <draw:frame draw:style-name="gr2" draw:text-style-name="P2" draw:layer="layout" svg:width="14.272cm" svg:height="10.488cm" svg:x="15.302cm" svg:y="12.175cm">
          <draw:image xlink:href="Pictures/10000201000002320000019DB815CF50955F1E4A.png" xlink:type="simple" xlink:show="embed" xlink:actuate="onLoad" loext:mime-type="image/png">
            <text:p/>
          </draw:image>
        </draw:frame>
        <draw:frame draw:style-name="gr2" draw:text-style-name="P2" draw:layer="layout" svg:width="13.891cm" svg:height="10.488cm" svg:x="29.145cm" svg:y="12.227cm">
          <draw:image xlink:href="Pictures/10000201000002230000019D7D3BD0B08A114406.png" xlink:type="simple" xlink:show="embed" xlink:actuate="onLoad" loext:mime-type="image/png">
            <text:p/>
          </draw:image>
        </draw:frame>
        <draw:frame draw:style-name="gr2" draw:text-style-name="P2" draw:layer="layout" svg:width="13.891cm" svg:height="10.488cm" svg:x="43.037cm" svg:y="12.481cm">
          <draw:image xlink:href="Pictures/10000201000002230000019D7440DF6CB6561677.png" xlink:type="simple" xlink:show="embed" xlink:actuate="onLoad" loext:mime-type="image/png">
            <text:p/>
          </draw:image>
        </draw:frame>
        <draw:frame draw:style-name="gr2" draw:text-style-name="P2" draw:layer="layout" svg:width="14.018cm" svg:height="10.488cm" svg:x="56.753cm" svg:y="12.481cm">
          <draw:image xlink:href="Pictures/10000201000002280000019DCCDF6EF75A677E55.png" xlink:type="simple" xlink:show="embed" xlink:actuate="onLoad" loext:mime-type="image/png">
            <text:p/>
          </draw:image>
        </draw:frame>
      </draw:page>
      <draw:page draw:name="page2" draw:style-name="dp1" draw:master-page-name="master-page3">
        <draw:frame draw:style-name="gr3" draw:text-style-name="P3" draw:layer="layout" svg:width="47.116cm" svg:height="25.223cm" svg:x="11.304cm" svg:y="0.128cm">
          <draw:image xlink:href="Pictures/1000020100000744000003CED4F6ABB328366E1D.png" xlink:type="simple" xlink:show="embed" xlink:actuate="onLoad" loext:mime-type="image/png">
            <text:p/>
          </draw:image>
        </draw:frame>
      </draw:page>
      <draw:page draw:name="page3" draw:style-name="dp1" draw:master-page-name="master-page3">
        <draw:frame draw:style-name="gr4" draw:text-style-name="P3" draw:layer="layout" svg:width="47.117cm" svg:height="25.139cm" svg:x="10.287cm" svg:y="0.128cm">
          <draw:image xlink:href="Pictures/1000020100000744000003CE448C674BB44B75C5.png" xlink:type="simple" xlink:show="embed" xlink:actuate="onLoad" loext:mime-type="image/png">
            <text:p/>
          </draw:image>
        </draw:frame>
      </draw:page>
      <draw:page draw:name="page4" draw:style-name="dp1" draw:master-page-name="master-page3">
        <draw:frame draw:style-name="gr5" draw:text-style-name="P3" draw:layer="layout" svg:width="46.608cm" svg:height="25.12cm" svg:x="11.431cm" svg:y="0.001cm">
          <draw:image xlink:href="Pictures/1000020100000744000003CE123FBD9CDD9C6498.png" xlink:type="simple" xlink:show="embed" xlink:actuate="onLoad" loext:mime-type="image/png">
            <text:p/>
          </draw:image>
        </draw:frame>
      </draw:page>
      <draw:page draw:name="page5" draw:style-name="dp1" draw:master-page-name="master-page3">
        <draw:frame draw:style-name="gr6" draw:text-style-name="P3" draw:layer="layout" svg:width="46.863cm" svg:height="25.077cm" svg:x="11.43cm" svg:y="0.255cm">
          <draw:image xlink:href="Pictures/1000020100000744000003CE80C08CBC1DE1A21D.png" xlink:type="simple" xlink:show="embed" xlink:actuate="onLoad" loext:mime-type="image/png">
            <text:p/>
          </draw:image>
        </draw:frame>
      </draw:page>
      <draw:page draw:name="page6" draw:style-name="dp1" draw:master-page-name="master-page3">
        <draw:frame draw:style-name="gr7" draw:text-style-name="P3" draw:layer="layout" svg:width="47.285cm" svg:height="25.399cm" svg:x="11.304cm" svg:y="0.001cm">
          <draw:image xlink:href="Pictures/1000020100000744000003CEDB094778AE0EFBBC.png" xlink:type="simple" xlink:show="embed" xlink:actuate="onLoad" loext:mime-type="image/png">
            <text:p/>
          </draw:image>
        </draw:frame>
      </draw:page>
      <draw:page draw:name="page7" draw:style-name="dp1" draw:master-page-name="master-page3">
        <draw:frame draw:style-name="gr8" draw:text-style-name="P3" draw:layer="layout" svg:width="47.117cm" svg:height="25.065cm" svg:x="11.684cm" svg:y="0.128cm">
          <draw:image xlink:href="Pictures/1000020100000744000003CEDF60838BE54AFDCB.png" xlink:type="simple" xlink:show="embed" xlink:actuate="onLoad" loext:mime-type="image/png">
            <text:p/>
          </draw:image>
        </draw:frame>
      </draw:page>
      <draw:page draw:name="page8" draw:style-name="dp1" draw:master-page-name="master-page3">
        <draw:frame draw:style-name="gr9" draw:text-style-name="P3" draw:layer="layout" svg:width="46.481cm" svg:height="25.04cm" svg:x="11.431cm" svg:y="0.128cm">
          <draw:image xlink:href="Pictures/1000020100000744000003CE2C7C1601486E89B6.png" xlink:type="simple" xlink:show="embed" xlink:actuate="onLoad" loext:mime-type="image/png">
            <text:p/>
          </draw:image>
        </draw:frame>
      </draw:page>
      <draw:page draw:name="page9" draw:style-name="dp1" draw:master-page-name="master-page3">
        <draw:frame draw:style-name="gr10" draw:text-style-name="P3" draw:layer="layout" svg:width="47.108cm" svg:height="25.145cm" svg:x="12.582cm" svg:y="0.255cm">
          <draw:image xlink:href="Pictures/1000020100000744000003CEFD330B02BDD8A0B3.png" xlink:type="simple" xlink:show="embed" xlink:actuate="onLoad" loext:mime-type="image/png">
            <text:p/>
          </draw:image>
        </draw:frame>
      </draw:page>
      <draw:page draw:name="page10" draw:style-name="dp1" draw:master-page-name="master-page3">
        <draw:frame draw:style-name="gr4" draw:text-style-name="P3" draw:layer="layout" svg:width="46.863cm" svg:height="25.004cm" svg:x="11.557cm" svg:y="0.255cm">
          <draw:image xlink:href="Pictures/1000020100000744000003CE7E0921824AFDA902.png" xlink:type="simple" xlink:show="embed" xlink:actuate="onLoad" loext:mime-type="image/png">
            <text:p/>
          </draw:image>
        </draw:frame>
      </draw:page>
      <draw:page draw:name="page11" draw:style-name="dp1" draw:master-page-name="master-page3">
        <draw:frame draw:style-name="gr11" draw:text-style-name="P3" draw:layer="layout" svg:width="47.497cm" svg:height="25.098cm" svg:x="12.828cm" svg:y="0.128cm">
          <draw:image xlink:href="Pictures/1000020100000744000003CE34D428A582F0F1BA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71.12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2T23:47:17.621780666</dc:date>
    <meta:editing-duration>PT4M58S</meta:editing-duration>
    <meta:editing-cycles>1</meta:editing-cycles>
    <meta:document-statistic meta:object-count="21"/>
    <meta:generator>LibreOffice/6.4.7.2$Linux_X86_64 LibreOffice_project/40$Build-2</meta:generator>
  </office:meta>
</office:document-meta>
</file>